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1pt" officeooo:rsid="001a0d81" officeooo:paragraph-rsid="001a0d81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Ubuntu" fo:font-size="11pt" officeooo:rsid="001a0d81" officeooo:paragraph-rsid="001a0d81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1pt" fo:font-weight="bold" officeooo:rsid="001bbf4b" officeooo:paragraph-rsid="001bbf4b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1pt" fo:font-weight="bold" officeooo:rsid="001d218e" officeooo:paragraph-rsid="001d218e" style:font-size-asian="11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CARD Colas (11410822)</text:p>
      <text:p text:style-name="P1"/>
      <text:p text:style-name="P2">Logiciels éducatifs</text:p>
      <text:p text:style-name="P2">Profil de l'apprenant – Personnalisation de l'apprentissage</text:p>
      <text:p text:style-name="P2"/>
      <text:p text:style-name="P2"/>
      <text:p text:style-name="P3">Quenlig<text:span text:style-name="T1">, bien que sans être un véritable </text:span>EIAH<text:span text:style-name="T1">, dispose d'un système de gestion de profil d'apprenant.</text:span></text:p>
      <text:p text:style-name="P3"/>
      <text:p text:style-name="P4"><text:span text:style-name="T1">Le profil d'apprenant dans Quenli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4T11:08:25.925061534</meta:creation-date>
    <dc:date>2015-03-24T11:49:49.552821986</dc:date>
    <meta:editing-duration>PT11M3S</meta:editing-duration>
    <meta:editing-cycles>1</meta:editing-cycles>
    <meta:document-statistic meta:table-count="0" meta:image-count="0" meta:object-count="0" meta:page-count="1" meta:paragraph-count="5" meta:word-count="32" meta:character-count="236" meta:non-whitespace-character-count="208"/>
    <meta:generator>LibreOffice/4.2.7.2$Linux_X86_64 LibreOffice_project/420m0$Build-2</meta:generator>
  </office:meta>
</office:document-meta>
</file>